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04f47c" officeooo:paragraph-rsid="0004f47c"/>
    </style:style>
    <style:style style:name="P2" style:family="paragraph" style:parent-style-name="Standard" style:list-style-name="L2">
      <style:paragraph-properties fo:text-align="justify" style:justify-single-word="false"/>
      <style:text-properties style:font-name="Arial" officeooo:rsid="0004f47c" officeooo:paragraph-rsid="0004f47c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rial" officeooo:rsid="0004f47c" officeooo:paragraph-rsid="0004f47c"/>
    </style:style>
    <style:style style:name="P4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04f47c" officeooo:paragraph-rsid="0004f47c" style:font-weight-asian="bold" style:font-weight-complex="bold"/>
    </style:style>
    <style:style style:name="P5" style:family="paragraph" style:parent-style-name="Standard" style:list-style-name="L3">
      <style:paragraph-properties fo:text-align="justify" style:justify-single-word="false"/>
      <style:text-properties officeooo:paragraph-rsid="0004f47c"/>
    </style:style>
    <style:style style:name="T1" style:family="text">
      <style:text-properties style:font-name="Hack" fo:font-size="6pt" style:font-size-asian="6pt" style:font-size-complex="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tyle="normal" officeooo:rsid="0004f47c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DANIEL JUNIOR</text:p>
      <text:p text:style-name="P1">Turma JAVA2</text:p>
      <text:p text:style-name="P1">Data: 2020-01-04</text:p>
      <text:p text:style-name="P1">Tema: Associação e Composição</text:p>
      <text:p text:style-name="P1"/>
      <text:p text:style-name="P4">Associação x Composição x Agregração</text:p>
      <text:p text:style-name="P1"/>
      <text:list xml:id="list3717870810" text:style-name="L2">
        <text:list-item>
          <text:p text:style-name="P2"><text:span text:style-name="T4">Associação - </text:span>Definimos por <text:span text:style-name="T2">associação</text:span><text:span text:style-name="T3"> a relação entre dois objetos, quando pensamos em design de aplicações por meio da orientação a objetos.</text:span></text:p>
          <text:list>
            <text:list-item>
              <text:p text:style-name="P2"><text:span text:style-name="T3">Esta relação é representada, em UML, de duas maneiras:</text:span></text:p>
              <text:list>
                <text:list-item>
                  <text:p text:style-name="P2"><text:span text:style-name="T3">De forma específica: um segmento de reta contínuo e sem pontas.</text:span></text:p>
                </text:list-item>
              </text:list>
            </text:list-item>
          </text:list>
        </text:list-item>
      </text:list>
      <text:list xml:id="list609005061" text:style-name="L3">
        <text:list-item>
          <text:list>
            <text:list-item>
              <text:list>
                <text:list-item>
                  <text:p text:style-name="P5"><text:span text:style-name="T5">De forma genérica: um segmento de reta contínuo, contendo em uma das extremidades uma seta triangular, fechada e oca (ou vazia).</text:span></text:p>
                </text:list-item>
              </text:list>
            </text:list-item>
          </text:list>
        </text:list-item>
      </text:list>
      <text:p text:style-name="P1"/>
      <text:p text:style-name="P1"/>
      <text:p text:style-name="P1">Fontes:</text:p>
      <text:list xml:id="list770354239" text:style-name="L1">
        <text:list-item>
          <text:p text:style-name="P3">Java revisited (blog) <text:a xlink:type="simple" xlink:href="https://javarevisited.blogspot.com/2014/02/ifference-between-association-vs-composition-vs-aggregation.html" text:style-name="Internet_20_link" text:visited-style-name="Visited_20_Internet_20_Link"><text:span text:style-name="T1">https://javarevisited.blogspot.com/2014/02/ifference-between-association-vs-composition-vs-aggregation.html</text:span></text:a><text:span text:style-name="T1"> </text:span></text:p>
        </text:list-item>
        <text:list-item>
          <text:p text:style-name="P3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4T09:29:08.462652439</meta:creation-date>
    <dc:date>2021-01-04T09:36:39.875894330</dc:date>
    <meta:editing-duration>PT7M32S</meta:editing-duration>
    <meta:editing-cycles>1</meta:editing-cycles>
    <meta:document-statistic meta:table-count="0" meta:image-count="0" meta:object-count="0" meta:page-count="1" meta:paragraph-count="12" meta:word-count="90" meta:character-count="643" meta:non-whitespace-character-count="569"/>
    <meta:generator>LibreOffice/6.1.5.2$Linux_X86_64 LibreOffice_project/10$Build-2</meta:generator>
  </office:meta>
</office:document-meta>
</file>